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Heading_20_1">
      <style:text-properties officeooo:rsid="001a5430" officeooo:paragraph-rsid="001c84d4"/>
    </style:style>
    <style:style style:name="T1" style:family="text">
      <style:text-properties officeooo:rsid="001bf990"/>
    </style:style>
    <style:style style:name="T2" style:family="text">
      <style:text-properties officeooo:rsid="001c84d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hapter <text:span text:style-name="T2">Pre</text:span>: <text:span text:style-name="T2">Table Of Content</text:span>.<text:line-break/>Mikael Pratama Kristyawicaksono (S1241079).<text:line-break/><text:span text:style-name="T2">20170223-1030-GMT+2</text:span>.</text:h>
      <text:list xml:id="list807833150649955368" text:style-name="L1">
        <text:list-item>
          <text:p text:style-name="P1">Introduction.</text:p>
        </text:list-item>
        <text:list-item>
          <text:p text:style-name="P1">State of the Art.</text:p>
        </text:list-item>
        <text:list-item>
          <text:p text:style-name="P1">User and Design Goals.</text:p>
          <text:list>
            <text:list-item>
              <text:p text:style-name="P1">Makers.</text:p>
            </text:list-item>
            <text:list-item>
              <text:p text:style-name="P1">Social Observer.</text:p>
            </text:list-item>
            <text:list-item>
              <text:p text:style-name="P1">Design Goals.</text:p>
            </text:list-item>
          </text:list>
        </text:list-item>
        <text:list-item>
          <text:p text:style-name="P1">Project <text:span text:style-name="T1">Requirements</text:span>.</text:p>
          <text:list>
            <text:list-item>
              <text:p text:style-name="P1">Limitations.</text:p>
            </text:list-item>
            <text:list-item>
              <text:p text:style-name="P1">Tools of Choice.</text:p>
              <text:list>
                <text:list-item>
                  <text:p text:style-name="P1">Controller.</text:p>
                  <text:list>
                    <text:list-item>
                      <text:p text:style-name="P1">Requirements.</text:p>
                    </text:list-item>
                    <text:list-item>
                      <text:p text:style-name="P1">Arduino.</text:p>
                      <text:list>
                        <text:list-item>
                          <text:p text:style-name="P1">Pros.</text:p>
                        </text:list-item>
                        <text:list-item>
                          <text:p text:style-name="P1">Cons.</text:p>
                        </text:list-item>
                      </text:list>
                    </text:list-item>
                    <text:list-item>
                      <text:p text:style-name="P1">Raspberry PI.</text:p>
                      <text:list>
                        <text:list-item>
                          <text:p text:style-name="P1">Pros.</text:p>
                        </text:list-item>
                        <text:list-item>
                          <text:p text:style-name="P1">Cons.</text:p>
                        </text:list-item>
                      </text:list>
                    </text:list-item>
                  </text:list>
                </text:list-item>
                <text:list-item>
                  <text:p text:style-name="P1">Programming Language and Its Frameworks.</text:p>
                  <text:list>
                    <text:list-item>
                      <text:p text:style-name="P1">Requirements.</text:p>
                    </text:list-item>
                    <text:list-item>
                      <text:p text:style-name="P1">Arduino C.</text:p>
                      <text:list>
                        <text:list-item>
                          <text:p text:style-name="P1">Specifications and Popularity.</text:p>
                        </text:list-item>
                      </text:list>
                    </text:list-item>
                    <text:list-item>
                      <text:p text:style-name="P1">JavaScript.</text:p>
                      <text:list>
                        <text:list-item>
                          <text:p text:style-name="P1">Specifications and Popularity.</text:p>
                        </text:list-item>
                      </text:list>
                    </text:list-item>
                    <text:list-item>
                      <text:p text:style-name="P1">Python.</text:p>
                      <text:list>
                        <text:list-item>
                          <text:p text:style-name="P1">Specifications and Popularity.</text:p>
                        </text:list-item>
                      </text:list>
                    </text:list-item>
                    <text:list-item>
                      <text:p text:style-name="P1"><text:soft-page-break/>Shell.</text:p>
                    </text:list-item>
                  </text:list>
                </text:list-item>
                <text:list-item>
                  <text:p text:style-name="P1">Database.</text:p>
                  <text:list>
                    <text:list-item>
                      <text:p text:style-name="P1">Requirements.</text:p>
                    </text:list-item>
                    <text:list-item>
                      <text:p text:style-name="P1">SQL and Its Variants.</text:p>
                    </text:list-item>
                    <text:list-item>
                      <text:p text:style-name="P1">MongoDB.</text:p>
                    </text:list-item>
                    <text:list-item>
                      <text:p text:style-name="P1">Real Time Database.</text:p>
                      <text:list>
                        <text:list-item>
                          <text:p text:style-name="P1">RethinkDB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Project Requirements.</text:p>
              <text:list>
                <text:list-item>
                  <text:p text:style-name="P1">Physical Computing.</text:p>
                  <text:list>
                    <text:list-item>
                      <text:p text:style-name="P1">Sensors.</text:p>
                      <text:list>
                        <text:list-item>
                          <text:p text:style-name="P1">Minimal Implementation.</text:p>
                        </text:list-item>
                        <text:list-item>
                          <text:p text:style-name="P1">Realistic Implementation.</text:p>
                        </text:list-item>
                        <text:list-item>
                          <text:p text:style-name="P1">Ideal Implementation.</text:p>
                        </text:list-item>
                      </text:list>
                    </text:list-item>
                    <text:list-item>
                      <text:p text:style-name="P1">Outputs.</text:p>
                      <text:list>
                        <text:list-item>
                          <text:p text:style-name="P1">Minimal Implementation.</text:p>
                        </text:list-item>
                        <text:list-item>
                          <text:p text:style-name="P1">Realistic Implementation.</text:p>
                        </text:list-item>
                        <text:list-item>
                          <text:p text:style-name="P1">Ideal Implementation.</text:p>
                        </text:list-item>
                      </text:list>
                    </text:list-item>
                  </text:list>
                </text:list-item>
                <text:list-item>
                  <text:p text:style-name="P1">Software.</text:p>
                  <text:list>
                    <text:list-item>
                      <text:p text:style-name="P1">Client.</text:p>
                      <text:list>
                        <text:list-item>
                          <text:p text:style-name="P1">Minimal Implementation.</text:p>
                        </text:list-item>
                        <text:list-item>
                          <text:p text:style-name="P1">Realistic Implementation.</text:p>
                        </text:list-item>
                        <text:list-item>
                          <text:p text:style-name="P1">Ideal Implementation.</text:p>
                        </text:list-item>
                      </text:list>
                    </text:list-item>
                    <text:list-item>
                      <text:p text:style-name="P1">Database Server.</text:p>
                      <text:list>
                        <text:list-item>
                          <text:p text:style-name="P1">Minimal Implementation.</text:p>
                        </text:list-item>
                        <text:list-item>
                          <text:p text:style-name="P1">Realistic Implementation.</text:p>
                        </text:list-item>
                        <text:list-item>
                          <text:p text:style-name="P1">Ideal Implementation.</text:p>
                        </text:list-item>
                      </text:list>
                    </text:list-item>
                    <text:list-item>
                      <text:p text:style-name="P1">Web Server.</text:p>
                      <text:list>
                        <text:list-item>
                          <text:p text:style-name="P1">Minimal Implementation.</text:p>
                        </text:list-item>
                        <text:list-item>
                          <text:p text:style-name="P1"><text:soft-page-break/>Realistic Implementation.</text:p>
                        </text:list-item>
                        <text:list-item>
                          <text:p text:style-name="P1">Ideal Implementation.</text:p>
                        </text:list-item>
                      </text:list>
                    </text:list-item>
                  </text:list>
                </text:list-item>
                <text:list-item>
                  <text:p text:style-name="P1">Product Design.</text:p>
                </text:list-item>
                <text:list-item>
                  <text:p text:style-name="P1">Conclusion.</text:p>
                </text:list-item>
              </text:list>
            </text:list-item>
          </text:list>
        </text:list-item>
        <text:list-item>
          <text:p text:style-name="P1">Result and Test.</text:p>
          <text:list>
            <text:list-item>
              <text:p text:style-name="P1">Result.</text:p>
            </text:list-item>
            <text:list-item>
              <text:p text:style-name="P1">Problems and Workarounds.</text:p>
            </text:list-item>
            <text:list-item>
              <text:p text:style-name="P1">Test.</text:p>
              <text:list>
                <text:list-item>
                  <text:p text:style-name="P1">Test Goals.</text:p>
                </text:list-item>
                <text:list-item>
                  <text:p text:style-name="P1">Test Procedure.</text:p>
                </text:list-item>
                <text:list-item>
                  <text:p text:style-name="P1">Test Result.</text:p>
                </text:list-item>
                <text:list-item>
                  <text:p text:style-name="P1">Conclusion.</text:p>
                </text:list-item>
              </text:list>
            </text:list-item>
          </text:list>
        </text:list-item>
        <text:list-item>
          <text:p text:style-name="P1">Advice for Future Works.</text:p>
        </text:list-item>
        <text:list-item>
          <text:p text:style-name="P1">Appendix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c84d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Standard"><text:page-number text:select-page="current">3</text:page-number> - Chapter <text:span text:style-name="MT1">Pre</text:span>: <text:span text:style-name="MT1">Table Of Content</text:span>.<text:line-break/>Mikael Pratama Kristyawicaksono (S1241079).<text:line-break/><text:span text:style-name="MT1">20170223-1030-GMT+2</text:span>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0:02:05.722893694</meta:creation-date>
    <dc:date>2017-03-12T23:04:05.324162960</dc:date>
    <meta:editing-duration>PT30M4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69" meta:word-count="214" meta:character-count="1394" meta:non-whitespace-character-count="1316"/>
  </office:meta>
</office:document-meta>
</file>